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475771947ED46DB0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d57" officeooo:paragraph-rsid="001e5d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width="17cm" svg:height="7.428cm" draw:z-index="0"><draw:image xlink:href="Pictures/1000000100000780000003475771947ED46DB0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5:12:04.778260586</meta:creation-date>
    <dc:date>2023-10-23T15:43:30.007092136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